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5:29:4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57472" calcext:value-type="float">
            <text:p>157472</text:p>
          </table:table-cell>
          <table:table-cell office:value-type="float" office:value="139055" calcext:value-type="float">
            <text:p>139055</text:p>
          </table:table-cell>
          <table:table-cell office:value-type="float" office:value="18417" calcext:value-type="float">
            <text:p>18417</text:p>
          </table:table-cell>
          <table:table-cell/>
          <table:table-cell office:value-type="float" office:value="127988" calcext:value-type="float">
            <text:p>127988</text:p>
          </table:table-cell>
          <table:table-cell office:value-type="float" office:value="94712" calcext:value-type="float">
            <text:p>94712</text:p>
          </table:table-cell>
          <table:table-cell office:value-type="float" office:value="33276" calcext:value-type="float">
            <text:p>33276</text:p>
          </table:table-cell>
          <table:table-cell/>
          <table:table-cell office:value-type="float" office:value="240644" calcext:value-type="float">
            <text:p>240644</text:p>
          </table:table-cell>
          <table:table-cell office:value-type="float" office:value="129870" calcext:value-type="float">
            <text:p>129870</text:p>
          </table:table-cell>
          <table:table-cell office:value-type="float" office:value="110774" calcext:value-type="float">
            <text:p>110774</text:p>
          </table:table-cell>
          <table:table-cell/>
          <table:table-cell table:formula="of:=[.M2]/([.E2]+[.I2]+[.M2])" office:value-type="percentage" office:value="0.68182461669139" calcext:value-type="percentage">
            <text:p>68.18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45723" calcext:value-type="float">
            <text:p>145723</text:p>
          </table:table-cell>
          <table:table-cell office:value-type="float" office:value="128666" calcext:value-type="float">
            <text:p>128666</text:p>
          </table:table-cell>
          <table:table-cell office:value-type="float" office:value="17057" calcext:value-type="float">
            <text:p>17057</text:p>
          </table:table-cell>
          <table:table-cell/>
          <table:table-cell office:value-type="float" office:value="137011" calcext:value-type="float">
            <text:p>137011</text:p>
          </table:table-cell>
          <table:table-cell office:value-type="float" office:value="100936" calcext:value-type="float">
            <text:p>100936</text:p>
          </table:table-cell>
          <table:table-cell office:value-type="float" office:value="36075" calcext:value-type="float">
            <text:p>36075</text:p>
          </table:table-cell>
          <table:table-cell/>
          <table:table-cell office:value-type="float" office:value="235830" calcext:value-type="float">
            <text:p>235830</text:p>
          </table:table-cell>
          <table:table-cell office:value-type="float" office:value="126445" calcext:value-type="float">
            <text:p>126445</text:p>
          </table:table-cell>
          <table:table-cell office:value-type="float" office:value="109385" calcext:value-type="float">
            <text:p>109385</text:p>
          </table:table-cell>
          <table:table-cell/>
          <table:table-cell table:formula="of:=[.M3]/([.E3]+[.I3]+[.M3])" office:value-type="percentage" office:value="0.67306804826572" calcext:value-type="percentage">
            <text:p>67.31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14462" calcext:value-type="float">
            <text:p>114462</text:p>
          </table:table-cell>
          <table:table-cell office:value-type="float" office:value="99694" calcext:value-type="float">
            <text:p>99694</text:p>
          </table:table-cell>
          <table:table-cell office:value-type="float" office:value="14768" calcext:value-type="float">
            <text:p>14768</text:p>
          </table:table-cell>
          <table:table-cell/>
          <table:table-cell office:value-type="float" office:value="95655" calcext:value-type="float">
            <text:p>95655</text:p>
          </table:table-cell>
          <table:table-cell office:value-type="float" office:value="69513" calcext:value-type="float">
            <text:p>69513</text:p>
          </table:table-cell>
          <table:table-cell office:value-type="float" office:value="26142" calcext:value-type="float">
            <text:p>26142</text:p>
          </table:table-cell>
          <table:table-cell/>
          <table:table-cell office:value-type="float" office:value="256118" calcext:value-type="float">
            <text:p>256118</text:p>
          </table:table-cell>
          <table:table-cell office:value-type="float" office:value="140581" calcext:value-type="float">
            <text:p>140581</text:p>
          </table:table-cell>
          <table:table-cell office:value-type="float" office:value="115537" calcext:value-type="float">
            <text:p>115537</text:p>
          </table:table-cell>
          <table:table-cell/>
          <table:table-cell table:formula="of:=[.M4]/([.E4]+[.I4]+[.M4])" office:value-type="percentage" office:value="0.738505692023497" calcext:value-type="percentage">
            <text:p>73.8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38869" calcext:value-type="float">
            <text:p>138869</text:p>
          </table:table-cell>
          <table:table-cell office:value-type="float" office:value="127100" calcext:value-type="float">
            <text:p>127100</text:p>
          </table:table-cell>
          <table:table-cell office:value-type="float" office:value="11769" calcext:value-type="float">
            <text:p>11769</text:p>
          </table:table-cell>
          <table:table-cell/>
          <table:table-cell office:value-type="float" office:value="139807" calcext:value-type="float">
            <text:p>139807</text:p>
          </table:table-cell>
          <table:table-cell office:value-type="float" office:value="108771" calcext:value-type="float">
            <text:p>108771</text:p>
          </table:table-cell>
          <table:table-cell office:value-type="float" office:value="31036" calcext:value-type="float">
            <text:p>31036</text:p>
          </table:table-cell>
          <table:table-cell/>
          <table:table-cell office:value-type="float" office:value="240825" calcext:value-type="float">
            <text:p>240825</text:p>
          </table:table-cell>
          <table:table-cell office:value-type="float" office:value="125935" calcext:value-type="float">
            <text:p>125935</text:p>
          </table:table-cell>
          <table:table-cell office:value-type="float" office:value="114890" calcext:value-type="float">
            <text:p>114890</text:p>
          </table:table-cell>
          <table:table-cell/>
          <table:table-cell table:formula="of:=[.M5]/([.E5]+[.I5]+[.M5])" office:value-type="percentage" office:value="0.728558292907194" calcext:value-type="percentage">
            <text:p>72.86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57774" calcext:value-type="float">
            <text:p>157774</text:p>
          </table:table-cell>
          <table:table-cell office:value-type="float" office:value="138806" calcext:value-type="float">
            <text:p>138806</text:p>
          </table:table-cell>
          <table:table-cell office:value-type="float" office:value="18968" calcext:value-type="float">
            <text:p>18968</text:p>
          </table:table-cell>
          <table:table-cell/>
          <table:table-cell office:value-type="float" office:value="131220" calcext:value-type="float">
            <text:p>131220</text:p>
          </table:table-cell>
          <table:table-cell office:value-type="float" office:value="96037" calcext:value-type="float">
            <text:p>96037</text:p>
          </table:table-cell>
          <table:table-cell office:value-type="float" office:value="35183" calcext:value-type="float">
            <text:p>35183</text:p>
          </table:table-cell>
          <table:table-cell/>
          <table:table-cell office:value-type="float" office:value="237339" calcext:value-type="float">
            <text:p>237339</text:p>
          </table:table-cell>
          <table:table-cell office:value-type="float" office:value="127100" calcext:value-type="float">
            <text:p>127100</text:p>
          </table:table-cell>
          <table:table-cell office:value-type="float" office:value="110239" calcext:value-type="float">
            <text:p>110239</text:p>
          </table:table-cell>
          <table:table-cell/>
          <table:table-cell table:formula="of:=[.M6]/([.E6]+[.I6]+[.M6])" office:value-type="percentage" office:value="0.670594318389196" calcext:value-type="percentage">
            <text:p>67.06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61508" calcext:value-type="float">
            <text:p>161508</text:p>
          </table:table-cell>
          <table:table-cell office:value-type="float" office:value="141994" calcext:value-type="float">
            <text:p>141994</text:p>
          </table:table-cell>
          <table:table-cell office:value-type="float" office:value="19514" calcext:value-type="float">
            <text:p>19514</text:p>
          </table:table-cell>
          <table:table-cell/>
          <table:table-cell office:value-type="float" office:value="122873" calcext:value-type="float">
            <text:p>122873</text:p>
          </table:table-cell>
          <table:table-cell office:value-type="float" office:value="91315" calcext:value-type="float">
            <text:p>91315</text:p>
          </table:table-cell>
          <table:table-cell office:value-type="float" office:value="31558" calcext:value-type="float">
            <text:p>31558</text:p>
          </table:table-cell>
          <table:table-cell/>
          <table:table-cell office:value-type="float" office:value="240483" calcext:value-type="float">
            <text:p>240483</text:p>
          </table:table-cell>
          <table:table-cell office:value-type="float" office:value="129630" calcext:value-type="float">
            <text:p>129630</text:p>
          </table:table-cell>
          <table:table-cell office:value-type="float" office:value="110853" calcext:value-type="float">
            <text:p>110853</text:p>
          </table:table-cell>
          <table:table-cell/>
          <table:table-cell table:formula="of:=[.M7]/([.E7]+[.I7]+[.M7])" office:value-type="percentage" office:value="0.684594719777675" calcext:value-type="percentage">
            <text:p>68.46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93223" calcext:value-type="float">
            <text:p>93223</text:p>
          </table:table-cell>
          <table:table-cell office:value-type="float" office:value="79292" calcext:value-type="float">
            <text:p>79292</text:p>
          </table:table-cell>
          <table:table-cell office:value-type="float" office:value="13931" calcext:value-type="float">
            <text:p>13931</text:p>
          </table:table-cell>
          <table:table-cell/>
          <table:table-cell office:value-type="float" office:value="86118" calcext:value-type="float">
            <text:p>86118</text:p>
          </table:table-cell>
          <table:table-cell office:value-type="float" office:value="60515" calcext:value-type="float">
            <text:p>60515</text:p>
          </table:table-cell>
          <table:table-cell office:value-type="float" office:value="25603" calcext:value-type="float">
            <text:p>25603</text:p>
          </table:table-cell>
          <table:table-cell/>
          <table:table-cell office:value-type="float" office:value="259830" calcext:value-type="float">
            <text:p>259830</text:p>
          </table:table-cell>
          <table:table-cell office:value-type="float" office:value="145864" calcext:value-type="float">
            <text:p>145864</text:p>
          </table:table-cell>
          <table:table-cell office:value-type="float" office:value="113966" calcext:value-type="float">
            <text:p>113966</text:p>
          </table:table-cell>
          <table:table-cell/>
          <table:table-cell table:formula="of:=[.M8]/([.E8]+[.I8]+[.M8])" office:value-type="percentage" office:value="0.742449511400652" calcext:value-type="percentage">
            <text:p>74.24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16346" calcext:value-type="float">
            <text:p>116346</text:p>
          </table:table-cell>
          <table:table-cell office:value-type="float" office:value="101178" calcext:value-type="float">
            <text:p>101178</text:p>
          </table:table-cell>
          <table:table-cell office:value-type="float" office:value="15168" calcext:value-type="float">
            <text:p>15168</text:p>
          </table:table-cell>
          <table:table-cell/>
          <table:table-cell office:value-type="float" office:value="95525" calcext:value-type="float">
            <text:p>95525</text:p>
          </table:table-cell>
          <table:table-cell office:value-type="float" office:value="71847" calcext:value-type="float">
            <text:p>71847</text:p>
          </table:table-cell>
          <table:table-cell office:value-type="float" office:value="23678" calcext:value-type="float">
            <text:p>23678</text:p>
          </table:table-cell>
          <table:table-cell/>
          <table:table-cell office:value-type="float" office:value="256338" calcext:value-type="float">
            <text:p>256338</text:p>
          </table:table-cell>
          <table:table-cell office:value-type="float" office:value="140999" calcext:value-type="float">
            <text:p>140999</text:p>
          </table:table-cell>
          <table:table-cell office:value-type="float" office:value="115339" calcext:value-type="float">
            <text:p>115339</text:p>
          </table:table-cell>
          <table:table-cell/>
          <table:table-cell table:formula="of:=[.M9]/([.E9]+[.I9]+[.M9])" office:value-type="percentage" office:value="0.74805590686513" calcext:value-type="percentage">
            <text:p>74.81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61511" calcext:value-type="float">
            <text:p>161511</text:p>
          </table:table-cell>
          <table:table-cell office:value-type="float" office:value="141934" calcext:value-type="float">
            <text:p>141934</text:p>
          </table:table-cell>
          <table:table-cell office:value-type="float" office:value="19577" calcext:value-type="float">
            <text:p>19577</text:p>
          </table:table-cell>
          <table:table-cell/>
          <table:table-cell office:value-type="float" office:value="125678" calcext:value-type="float">
            <text:p>125678</text:p>
          </table:table-cell>
          <table:table-cell office:value-type="float" office:value="93866" calcext:value-type="float">
            <text:p>93866</text:p>
          </table:table-cell>
          <table:table-cell office:value-type="float" office:value="31812" calcext:value-type="float">
            <text:p>31812</text:p>
          </table:table-cell>
          <table:table-cell/>
          <table:table-cell office:value-type="float" office:value="241359" calcext:value-type="float">
            <text:p>241359</text:p>
          </table:table-cell>
          <table:table-cell office:value-type="float" office:value="129523" calcext:value-type="float">
            <text:p>129523</text:p>
          </table:table-cell>
          <table:table-cell office:value-type="float" office:value="111836" calcext:value-type="float">
            <text:p>111836</text:p>
          </table:table-cell>
          <table:table-cell/>
          <table:table-cell table:formula="of:=[.M10]/([.E10]+[.I10]+[.M10])" office:value-type="percentage" office:value="0.685164650022974" calcext:value-type="percentage">
            <text:p>68.5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55088" calcext:value-type="float">
            <text:p>155088</text:p>
          </table:table-cell>
          <table:table-cell office:value-type="float" office:value="136708" calcext:value-type="float">
            <text:p>136708</text:p>
          </table:table-cell>
          <table:table-cell office:value-type="float" office:value="18380" calcext:value-type="float">
            <text:p>18380</text:p>
          </table:table-cell>
          <table:table-cell/>
          <table:table-cell office:value-type="float" office:value="128359" calcext:value-type="float">
            <text:p>128359</text:p>
          </table:table-cell>
          <table:table-cell office:value-type="float" office:value="96386" calcext:value-type="float">
            <text:p>96386</text:p>
          </table:table-cell>
          <table:table-cell office:value-type="float" office:value="31973" calcext:value-type="float">
            <text:p>31973</text:p>
          </table:table-cell>
          <table:table-cell/>
          <table:table-cell office:value-type="float" office:value="242076" calcext:value-type="float">
            <text:p>242076</text:p>
          </table:table-cell>
          <table:table-cell office:value-type="float" office:value="130923" calcext:value-type="float">
            <text:p>130923</text:p>
          </table:table-cell>
          <table:table-cell office:value-type="float" office:value="111153" calcext:value-type="float">
            <text:p>111153</text:p>
          </table:table-cell>
          <table:table-cell/>
          <table:table-cell table:formula="of:=[.M11]/([.E11]+[.I11]+[.M11])" office:value-type="percentage" office:value="0.688228301115748" calcext:value-type="percentage">
            <text:p>68.82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81227" calcext:value-type="float">
            <text:p>81227</text:p>
          </table:table-cell>
          <table:table-cell office:value-type="float" office:value="71197" calcext:value-type="float">
            <text:p>71197</text:p>
          </table:table-cell>
          <table:table-cell office:value-type="float" office:value="10030" calcext:value-type="float">
            <text:p>10030</text:p>
          </table:table-cell>
          <table:table-cell/>
          <table:table-cell office:value-type="float" office:value="114372" calcext:value-type="float">
            <text:p>114372</text:p>
          </table:table-cell>
          <table:table-cell office:value-type="float" office:value="89076" calcext:value-type="float">
            <text:p>89076</text:p>
          </table:table-cell>
          <table:table-cell office:value-type="float" office:value="25296" calcext:value-type="float">
            <text:p>25296</text:p>
          </table:table-cell>
          <table:table-cell/>
          <table:table-cell office:value-type="float" office:value="254548" calcext:value-type="float">
            <text:p>254548</text:p>
          </table:table-cell>
          <table:table-cell office:value-type="float" office:value="139161" calcext:value-type="float">
            <text:p>139161</text:p>
          </table:table-cell>
          <table:table-cell office:value-type="float" office:value="115387" calcext:value-type="float">
            <text:p>115387</text:p>
          </table:table-cell>
          <table:table-cell/>
          <table:table-cell table:formula="of:=[.M12]/([.E12]+[.I12]+[.M12])" office:value-type="percentage" office:value="0.765607479115936" calcext:value-type="percentage">
            <text:p>76.56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66463" calcext:value-type="float">
            <text:p>166463</text:p>
          </table:table-cell>
          <table:table-cell office:value-type="float" office:value="145808" calcext:value-type="float">
            <text:p>145808</text:p>
          </table:table-cell>
          <table:table-cell office:value-type="float" office:value="20655" calcext:value-type="float">
            <text:p>20655</text:p>
          </table:table-cell>
          <table:table-cell/>
          <table:table-cell office:value-type="float" office:value="120553" calcext:value-type="float">
            <text:p>120553</text:p>
          </table:table-cell>
          <table:table-cell office:value-type="float" office:value="89178" calcext:value-type="float">
            <text:p>89178</text:p>
          </table:table-cell>
          <table:table-cell office:value-type="float" office:value="31375" calcext:value-type="float">
            <text:p>31375</text:p>
          </table:table-cell>
          <table:table-cell/>
          <table:table-cell office:value-type="float" office:value="240408" calcext:value-type="float">
            <text:p>240408</text:p>
          </table:table-cell>
          <table:table-cell office:value-type="float" office:value="129595" calcext:value-type="float">
            <text:p>129595</text:p>
          </table:table-cell>
          <table:table-cell office:value-type="float" office:value="110813" calcext:value-type="float">
            <text:p>110813</text:p>
          </table:table-cell>
          <table:table-cell/>
          <table:table-cell table:formula="of:=[.M13]/([.E13]+[.I13]+[.M13])" office:value-type="percentage" office:value="0.680489796920961" calcext:value-type="percentage">
            <text:p>68.0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67221" calcext:value-type="float">
            <text:p>167221</text:p>
          </table:table-cell>
          <table:table-cell office:value-type="float" office:value="146761" calcext:value-type="float">
            <text:p>146761</text:p>
          </table:table-cell>
          <table:table-cell office:value-type="float" office:value="20460" calcext:value-type="float">
            <text:p>20460</text:p>
          </table:table-cell>
          <table:table-cell/>
          <table:table-cell office:value-type="float" office:value="115024" calcext:value-type="float">
            <text:p>115024</text:p>
          </table:table-cell>
          <table:table-cell office:value-type="float" office:value="84674" calcext:value-type="float">
            <text:p>84674</text:p>
          </table:table-cell>
          <table:table-cell office:value-type="float" office:value="30350" calcext:value-type="float">
            <text:p>30350</text:p>
          </table:table-cell>
          <table:table-cell/>
          <table:table-cell office:value-type="float" office:value="240734" calcext:value-type="float">
            <text:p>240734</text:p>
          </table:table-cell>
          <table:table-cell office:value-type="float" office:value="129654" calcext:value-type="float">
            <text:p>129654</text:p>
          </table:table-cell>
          <table:table-cell office:value-type="float" office:value="111080" calcext:value-type="float">
            <text:p>111080</text:p>
          </table:table-cell>
          <table:table-cell/>
          <table:table-cell table:formula="of:=[.M14]/([.E14]+[.I14]+[.M14])" office:value-type="percentage" office:value="0.686144913212675" calcext:value-type="percentage">
            <text:p>68.61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19368" calcext:value-type="float">
            <text:p>119368</text:p>
          </table:table-cell>
          <table:table-cell office:value-type="float" office:value="104381" calcext:value-type="float">
            <text:p>104381</text:p>
          </table:table-cell>
          <table:table-cell office:value-type="float" office:value="14987" calcext:value-type="float">
            <text:p>14987</text:p>
          </table:table-cell>
          <table:table-cell/>
          <table:table-cell office:value-type="float" office:value="134914" calcext:value-type="float">
            <text:p>134914</text:p>
          </table:table-cell>
          <table:table-cell office:value-type="float" office:value="98933" calcext:value-type="float">
            <text:p>98933</text:p>
          </table:table-cell>
          <table:table-cell office:value-type="float" office:value="35981" calcext:value-type="float">
            <text:p>35981</text:p>
          </table:table-cell>
          <table:table-cell/>
          <table:table-cell office:value-type="float" office:value="243584" calcext:value-type="float">
            <text:p>243584</text:p>
          </table:table-cell>
          <table:table-cell office:value-type="float" office:value="132925" calcext:value-type="float">
            <text:p>132925</text:p>
          </table:table-cell>
          <table:table-cell office:value-type="float" office:value="110659" calcext:value-type="float">
            <text:p>110659</text:p>
          </table:table-cell>
          <table:table-cell/>
          <table:table-cell table:formula="of:=[.M15]/([.E15]+[.I15]+[.M15])" office:value-type="percentage" office:value="0.684656647713563" calcext:value-type="percentage">
            <text:p>68.4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42781" calcext:value-type="float">
            <text:p>142781</text:p>
          </table:table-cell>
          <table:table-cell office:value-type="float" office:value="127444" calcext:value-type="float">
            <text:p>127444</text:p>
          </table:table-cell>
          <table:table-cell office:value-type="float" office:value="15337" calcext:value-type="float">
            <text:p>15337</text:p>
          </table:table-cell>
          <table:table-cell/>
          <table:table-cell office:value-type="float" office:value="146250" calcext:value-type="float">
            <text:p>146250</text:p>
          </table:table-cell>
          <table:table-cell office:value-type="float" office:value="107637" calcext:value-type="float">
            <text:p>107637</text:p>
          </table:table-cell>
          <table:table-cell office:value-type="float" office:value="38613" calcext:value-type="float">
            <text:p>38613</text:p>
          </table:table-cell>
          <table:table-cell/>
          <table:table-cell office:value-type="float" office:value="235556" calcext:value-type="float">
            <text:p>235556</text:p>
          </table:table-cell>
          <table:table-cell office:value-type="float" office:value="126125" calcext:value-type="float">
            <text:p>126125</text:p>
          </table:table-cell>
          <table:table-cell office:value-type="float" office:value="109431" calcext:value-type="float">
            <text:p>109431</text:p>
          </table:table-cell>
          <table:table-cell/>
          <table:table-cell table:formula="of:=[.M16]/([.E16]+[.I16]+[.M16])" office:value-type="percentage" office:value="0.669790244887716" calcext:value-type="percentage">
            <text:p>66.98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28970" calcext:value-type="float">
            <text:p>128970</text:p>
          </table:table-cell>
          <table:table-cell office:value-type="float" office:value="113026" calcext:value-type="float">
            <text:p>113026</text:p>
          </table:table-cell>
          <table:table-cell office:value-type="float" office:value="15944" calcext:value-type="float">
            <text:p>15944</text:p>
          </table:table-cell>
          <table:table-cell/>
          <table:table-cell office:value-type="float" office:value="153616" calcext:value-type="float">
            <text:p>153616</text:p>
          </table:table-cell>
          <table:table-cell office:value-type="float" office:value="115313" calcext:value-type="float">
            <text:p>115313</text:p>
          </table:table-cell>
          <table:table-cell office:value-type="float" office:value="38303" calcext:value-type="float">
            <text:p>38303</text:p>
          </table:table-cell>
          <table:table-cell/>
          <table:table-cell office:value-type="float" office:value="237912" calcext:value-type="float">
            <text:p>237912</text:p>
          </table:table-cell>
          <table:table-cell office:value-type="float" office:value="128049" calcext:value-type="float">
            <text:p>128049</text:p>
          </table:table-cell>
          <table:table-cell office:value-type="float" office:value="109863" calcext:value-type="float">
            <text:p>109863</text:p>
          </table:table-cell>
          <table:table-cell/>
          <table:table-cell table:formula="of:=[.M17]/([.E17]+[.I17]+[.M17])" office:value-type="percentage" office:value="0.669447321918226" calcext:value-type="percentage">
            <text:p>66.94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8128" calcext:value-type="float">
            <text:p>158128</text:p>
          </table:table-cell>
          <table:table-cell office:value-type="float" office:value="139296" calcext:value-type="float">
            <text:p>139296</text:p>
          </table:table-cell>
          <table:table-cell office:value-type="float" office:value="18832" calcext:value-type="float">
            <text:p>18832</text:p>
          </table:table-cell>
          <table:table-cell/>
          <table:table-cell office:value-type="float" office:value="134376" calcext:value-type="float">
            <text:p>134376</text:p>
          </table:table-cell>
          <table:table-cell office:value-type="float" office:value="98485" calcext:value-type="float">
            <text:p>98485</text:p>
          </table:table-cell>
          <table:table-cell office:value-type="float" office:value="35891" calcext:value-type="float">
            <text:p>35891</text:p>
          </table:table-cell>
          <table:table-cell/>
          <table:table-cell office:value-type="float" office:value="234986" calcext:value-type="float">
            <text:p>234986</text:p>
          </table:table-cell>
          <table:table-cell office:value-type="float" office:value="125650" calcext:value-type="float">
            <text:p>125650</text:p>
          </table:table-cell>
          <table:table-cell office:value-type="float" office:value="109336" calcext:value-type="float">
            <text:p>109336</text:p>
          </table:table-cell>
          <table:table-cell/>
          <table:table-cell table:formula="of:=[.M18]/([.E18]+[.I18]+[.M18])" office:value-type="percentage" office:value="0.666443169835242" calcext:value-type="percentage">
            <text:p>66.6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19915" calcext:value-type="float">
            <text:p>119915</text:p>
          </table:table-cell>
          <table:table-cell office:value-type="float" office:value="105604" calcext:value-type="float">
            <text:p>105604</text:p>
          </table:table-cell>
          <table:table-cell office:value-type="float" office:value="14311" calcext:value-type="float">
            <text:p>14311</text:p>
          </table:table-cell>
          <table:table-cell/>
          <table:table-cell office:value-type="float" office:value="154803" calcext:value-type="float">
            <text:p>154803</text:p>
          </table:table-cell>
          <table:table-cell office:value-type="float" office:value="117249" calcext:value-type="float">
            <text:p>117249</text:p>
          </table:table-cell>
          <table:table-cell office:value-type="float" office:value="37554" calcext:value-type="float">
            <text:p>37554</text:p>
          </table:table-cell>
          <table:table-cell/>
          <table:table-cell office:value-type="float" office:value="238539" calcext:value-type="float">
            <text:p>238539</text:p>
          </table:table-cell>
          <table:table-cell office:value-type="float" office:value="128143" calcext:value-type="float">
            <text:p>128143</text:p>
          </table:table-cell>
          <table:table-cell office:value-type="float" office:value="110396" calcext:value-type="float">
            <text:p>110396</text:p>
          </table:table-cell>
          <table:table-cell/>
          <table:table-cell table:formula="of:=[.M19]/([.E19]+[.I19]+[.M19])" office:value-type="percentage" office:value="0.680360653515016" calcext:value-type="percentage">
            <text:p>68.04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48399" calcext:value-type="float">
            <text:p>148399</text:p>
          </table:table-cell>
          <table:table-cell office:value-type="float" office:value="131277" calcext:value-type="float">
            <text:p>131277</text:p>
          </table:table-cell>
          <table:table-cell office:value-type="float" office:value="17122" calcext:value-type="float">
            <text:p>17122</text:p>
          </table:table-cell>
          <table:table-cell/>
          <table:table-cell office:value-type="float" office:value="147367" calcext:value-type="float">
            <text:p>147367</text:p>
          </table:table-cell>
          <table:table-cell office:value-type="float" office:value="108031" calcext:value-type="float">
            <text:p>108031</text:p>
          </table:table-cell>
          <table:table-cell office:value-type="float" office:value="39336" calcext:value-type="float">
            <text:p>39336</text:p>
          </table:table-cell>
          <table:table-cell/>
          <table:table-cell office:value-type="float" office:value="233807" calcext:value-type="float">
            <text:p>233807</text:p>
          </table:table-cell>
          <table:table-cell office:value-type="float" office:value="125105" calcext:value-type="float">
            <text:p>125105</text:p>
          </table:table-cell>
          <table:table-cell office:value-type="float" office:value="108702" calcext:value-type="float">
            <text:p>108702</text:p>
          </table:table-cell>
          <table:table-cell/>
          <table:table-cell table:formula="of:=[.M20]/([.E20]+[.I20]+[.M20])" office:value-type="percentage" office:value="0.658161782513926" calcext:value-type="percentage">
            <text:p>65.82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42745" calcext:value-type="float">
            <text:p>142745</text:p>
          </table:table-cell>
          <table:table-cell office:value-type="float" office:value="126909" calcext:value-type="float">
            <text:p>126909</text:p>
          </table:table-cell>
          <table:table-cell office:value-type="float" office:value="15836" calcext:value-type="float">
            <text:p>15836</text:p>
          </table:table-cell>
          <table:table-cell/>
          <table:table-cell office:value-type="float" office:value="142831" calcext:value-type="float">
            <text:p>142831</text:p>
          </table:table-cell>
          <table:table-cell office:value-type="float" office:value="105155" calcext:value-type="float">
            <text:p>105155</text:p>
          </table:table-cell>
          <table:table-cell office:value-type="float" office:value="37676" calcext:value-type="float">
            <text:p>37676</text:p>
          </table:table-cell>
          <table:table-cell/>
          <table:table-cell office:value-type="float" office:value="235698" calcext:value-type="float">
            <text:p>235698</text:p>
          </table:table-cell>
          <table:table-cell office:value-type="float" office:value="126051" calcext:value-type="float">
            <text:p>126051</text:p>
          </table:table-cell>
          <table:table-cell office:value-type="float" office:value="109647" calcext:value-type="float">
            <text:p>109647</text:p>
          </table:table-cell>
          <table:table-cell/>
          <table:table-cell table:formula="of:=[.M21]/([.E21]+[.I21]+[.M21])" office:value-type="percentage" office:value="0.672025447569549" calcext:value-type="percentage">
            <text:p>67.2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3742" calcext:value-type="float">
            <text:p>153742</text:p>
          </table:table-cell>
          <table:table-cell office:value-type="float" office:value="134808" calcext:value-type="float">
            <text:p>134808</text:p>
          </table:table-cell>
          <table:table-cell office:value-type="float" office:value="18934" calcext:value-type="float">
            <text:p>18934</text:p>
          </table:table-cell>
          <table:table-cell/>
          <table:table-cell office:value-type="float" office:value="126559" calcext:value-type="float">
            <text:p>126559</text:p>
          </table:table-cell>
          <table:table-cell office:value-type="float" office:value="92202" calcext:value-type="float">
            <text:p>92202</text:p>
          </table:table-cell>
          <table:table-cell office:value-type="float" office:value="34357" calcext:value-type="float">
            <text:p>34357</text:p>
          </table:table-cell>
          <table:table-cell/>
          <table:table-cell office:value-type="float" office:value="235038" calcext:value-type="float">
            <text:p>235038</text:p>
          </table:table-cell>
          <table:table-cell office:value-type="float" office:value="126129" calcext:value-type="float">
            <text:p>126129</text:p>
          </table:table-cell>
          <table:table-cell office:value-type="float" office:value="108909" calcext:value-type="float">
            <text:p>108909</text:p>
          </table:table-cell>
          <table:table-cell/>
          <table:table-cell table:formula="of:=[.M22]/([.E22]+[.I22]+[.M22])" office:value-type="percentage" office:value="0.671448828606658" calcext:value-type="percentage">
            <text:p>67.14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78992" calcext:value-type="float">
            <text:p>78992</text:p>
          </table:table-cell>
          <table:table-cell office:value-type="float" office:value="67962" calcext:value-type="float">
            <text:p>67962</text:p>
          </table:table-cell>
          <table:table-cell office:value-type="float" office:value="11030" calcext:value-type="float">
            <text:p>11030</text:p>
          </table:table-cell>
          <table:table-cell/>
          <table:table-cell office:value-type="float" office:value="91606" calcext:value-type="float">
            <text:p>91606</text:p>
          </table:table-cell>
          <table:table-cell office:value-type="float" office:value="69242" calcext:value-type="float">
            <text:p>69242</text:p>
          </table:table-cell>
          <table:table-cell office:value-type="float" office:value="22364" calcext:value-type="float">
            <text:p>22364</text:p>
          </table:table-cell>
          <table:table-cell/>
          <table:table-cell office:value-type="float" office:value="263126" calcext:value-type="float">
            <text:p>263126</text:p>
          </table:table-cell>
          <table:table-cell office:value-type="float" office:value="145256" calcext:value-type="float">
            <text:p>145256</text:p>
          </table:table-cell>
          <table:table-cell office:value-type="float" office:value="117870" calcext:value-type="float">
            <text:p>117870</text:p>
          </table:table-cell>
          <table:table-cell/>
          <table:table-cell table:formula="of:=[.M23]/([.E23]+[.I23]+[.M23])" office:value-type="percentage" office:value="0.779233657711022" calcext:value-type="percentage">
            <text:p>77.92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46919" calcext:value-type="float">
            <text:p>146919</text:p>
          </table:table-cell>
          <table:table-cell office:value-type="float" office:value="128707" calcext:value-type="float">
            <text:p>128707</text:p>
          </table:table-cell>
          <table:table-cell office:value-type="float" office:value="18212" calcext:value-type="float">
            <text:p>18212</text:p>
          </table:table-cell>
          <table:table-cell/>
          <table:table-cell office:value-type="float" office:value="130592" calcext:value-type="float">
            <text:p>130592</text:p>
          </table:table-cell>
          <table:table-cell office:value-type="float" office:value="94441" calcext:value-type="float">
            <text:p>94441</text:p>
          </table:table-cell>
          <table:table-cell office:value-type="float" office:value="36151" calcext:value-type="float">
            <text:p>36151</text:p>
          </table:table-cell>
          <table:table-cell/>
          <table:table-cell office:value-type="float" office:value="236059" calcext:value-type="float">
            <text:p>236059</text:p>
          </table:table-cell>
          <table:table-cell office:value-type="float" office:value="127317" calcext:value-type="float">
            <text:p>127317</text:p>
          </table:table-cell>
          <table:table-cell office:value-type="float" office:value="108742" calcext:value-type="float">
            <text:p>108742</text:p>
          </table:table-cell>
          <table:table-cell/>
          <table:table-cell table:formula="of:=[.M24]/([.E24]+[.I24]+[.M24])" office:value-type="percentage" office:value="0.666699365439441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38490" calcext:value-type="float">
            <text:p>138490</text:p>
          </table:table-cell>
          <table:table-cell office:value-type="float" office:value="122823" calcext:value-type="float">
            <text:p>122823</text:p>
          </table:table-cell>
          <table:table-cell office:value-type="float" office:value="15667" calcext:value-type="float">
            <text:p>15667</text:p>
          </table:table-cell>
          <table:table-cell/>
          <table:table-cell office:value-type="float" office:value="148491" calcext:value-type="float">
            <text:p>148491</text:p>
          </table:table-cell>
          <table:table-cell office:value-type="float" office:value="110472" calcext:value-type="float">
            <text:p>110472</text:p>
          </table:table-cell>
          <table:table-cell office:value-type="float" office:value="38019" calcext:value-type="float">
            <text:p>38019</text:p>
          </table:table-cell>
          <table:table-cell/>
          <table:table-cell office:value-type="float" office:value="234230" calcext:value-type="float">
            <text:p>234230</text:p>
          </table:table-cell>
          <table:table-cell office:value-type="float" office:value="125466" calcext:value-type="float">
            <text:p>125466</text:p>
          </table:table-cell>
          <table:table-cell office:value-type="float" office:value="108764" calcext:value-type="float">
            <text:p>108764</text:p>
          </table:table-cell>
          <table:table-cell/>
          <table:table-cell table:formula="of:=[.M25]/([.E25]+[.I25]+[.M25])" office:value-type="percentage" office:value="0.669522930132348" calcext:value-type="percentage">
            <text:p>66.9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63091" calcext:value-type="float">
            <text:p>163091</text:p>
          </table:table-cell>
          <table:table-cell office:value-type="float" office:value="142774" calcext:value-type="float">
            <text:p>142774</text:p>
          </table:table-cell>
          <table:table-cell office:value-type="float" office:value="20317" calcext:value-type="float">
            <text:p>20317</text:p>
          </table:table-cell>
          <table:table-cell/>
          <table:table-cell office:value-type="float" office:value="120601" calcext:value-type="float">
            <text:p>120601</text:p>
          </table:table-cell>
          <table:table-cell office:value-type="float" office:value="87778" calcext:value-type="float">
            <text:p>87778</text:p>
          </table:table-cell>
          <table:table-cell office:value-type="float" office:value="32823" calcext:value-type="float">
            <text:p>32823</text:p>
          </table:table-cell>
          <table:table-cell/>
          <table:table-cell office:value-type="float" office:value="235691" calcext:value-type="float">
            <text:p>235691</text:p>
          </table:table-cell>
          <table:table-cell office:value-type="float" office:value="126441" calcext:value-type="float">
            <text:p>126441</text:p>
          </table:table-cell>
          <table:table-cell office:value-type="float" office:value="109250" calcext:value-type="float">
            <text:p>109250</text:p>
          </table:table-cell>
          <table:table-cell/>
          <table:table-cell table:formula="of:=[.M26]/([.E26]+[.I26]+[.M26])" office:value-type="percentage" office:value="0.672763101176181" calcext:value-type="percentage">
            <text:p>67.2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61294" calcext:value-type="float">
            <text:p>161294</text:p>
          </table:table-cell>
          <table:table-cell office:value-type="float" office:value="142001" calcext:value-type="float">
            <text:p>142001</text:p>
          </table:table-cell>
          <table:table-cell office:value-type="float" office:value="19293" calcext:value-type="float">
            <text:p>19293</text:p>
          </table:table-cell>
          <table:table-cell/>
          <table:table-cell office:value-type="float" office:value="132839" calcext:value-type="float">
            <text:p>132839</text:p>
          </table:table-cell>
          <table:table-cell office:value-type="float" office:value="98887" calcext:value-type="float">
            <text:p>98887</text:p>
          </table:table-cell>
          <table:table-cell office:value-type="float" office:value="33952" calcext:value-type="float">
            <text:p>33952</text:p>
          </table:table-cell>
          <table:table-cell/>
          <table:table-cell office:value-type="float" office:value="237141" calcext:value-type="float">
            <text:p>237141</text:p>
          </table:table-cell>
          <table:table-cell office:value-type="float" office:value="127243" calcext:value-type="float">
            <text:p>127243</text:p>
          </table:table-cell>
          <table:table-cell office:value-type="float" office:value="109898" calcext:value-type="float">
            <text:p>109898</text:p>
          </table:table-cell>
          <table:table-cell/>
          <table:table-cell table:formula="of:=[.M27]/([.E27]+[.I27]+[.M27])" office:value-type="percentage" office:value="0.673629882986092" calcext:value-type="percentage">
            <text:p>67.36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24464" calcext:value-type="float">
            <text:p>124464</text:p>
          </table:table-cell>
          <table:table-cell office:value-type="float" office:value="106959" calcext:value-type="float">
            <text:p>106959</text:p>
          </table:table-cell>
          <table:table-cell office:value-type="float" office:value="17505" calcext:value-type="float">
            <text:p>17505</text:p>
          </table:table-cell>
          <table:table-cell/>
          <table:table-cell office:value-type="float" office:value="116052" calcext:value-type="float">
            <text:p>116052</text:p>
          </table:table-cell>
          <table:table-cell office:value-type="float" office:value="84811" calcext:value-type="float">
            <text:p>84811</text:p>
          </table:table-cell>
          <table:table-cell office:value-type="float" office:value="31241" calcext:value-type="float">
            <text:p>31241</text:p>
          </table:table-cell>
          <table:table-cell/>
          <table:table-cell office:value-type="float" office:value="250744" calcext:value-type="float">
            <text:p>250744</text:p>
          </table:table-cell>
          <table:table-cell office:value-type="float" office:value="138177" calcext:value-type="float">
            <text:p>138177</text:p>
          </table:table-cell>
          <table:table-cell office:value-type="float" office:value="112567" calcext:value-type="float">
            <text:p>112567</text:p>
          </table:table-cell>
          <table:table-cell/>
          <table:table-cell table:formula="of:=[.M28]/([.E28]+[.I28]+[.M28])" office:value-type="percentage" office:value="0.697817286889463" calcext:value-type="percentage">
            <text:p>69.7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8102" calcext:value-type="float">
            <text:p>158102</text:p>
          </table:table-cell>
          <table:table-cell office:value-type="float" office:value="140829" calcext:value-type="float">
            <text:p>140829</text:p>
          </table:table-cell>
          <table:table-cell office:value-type="float" office:value="17273" calcext:value-type="float">
            <text:p>17273</text:p>
          </table:table-cell>
          <table:table-cell/>
          <table:table-cell office:value-type="float" office:value="144991" calcext:value-type="float">
            <text:p>144991</text:p>
          </table:table-cell>
          <table:table-cell office:value-type="float" office:value="106881" calcext:value-type="float">
            <text:p>106881</text:p>
          </table:table-cell>
          <table:table-cell office:value-type="float" office:value="38110" calcext:value-type="float">
            <text:p>38110</text:p>
          </table:table-cell>
          <table:table-cell/>
          <table:table-cell office:value-type="float" office:value="237883" calcext:value-type="float">
            <text:p>237883</text:p>
          </table:table-cell>
          <table:table-cell office:value-type="float" office:value="127516" calcext:value-type="float">
            <text:p>127516</text:p>
          </table:table-cell>
          <table:table-cell office:value-type="float" office:value="110367" calcext:value-type="float">
            <text:p>110367</text:p>
          </table:table-cell>
          <table:table-cell/>
          <table:table-cell table:formula="of:=[.M29]/([.E29]+[.I29]+[.M29])" office:value-type="percentage" office:value="0.665864253393665" calcext:value-type="percentage">
            <text:p>66.59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05208" calcext:value-type="float">
            <text:p>105208</text:p>
          </table:table-cell>
          <table:table-cell office:value-type="float" office:value="92040" calcext:value-type="float">
            <text:p>92040</text:p>
          </table:table-cell>
          <table:table-cell office:value-type="float" office:value="13168" calcext:value-type="float">
            <text:p>13168</text:p>
          </table:table-cell>
          <table:table-cell/>
          <table:table-cell office:value-type="float" office:value="118159" calcext:value-type="float">
            <text:p>118159</text:p>
          </table:table-cell>
          <table:table-cell office:value-type="float" office:value="90029" calcext:value-type="float">
            <text:p>90029</text:p>
          </table:table-cell>
          <table:table-cell office:value-type="float" office:value="28130" calcext:value-type="float">
            <text:p>28130</text:p>
          </table:table-cell>
          <table:table-cell/>
          <table:table-cell office:value-type="float" office:value="249993" calcext:value-type="float">
            <text:p>249993</text:p>
          </table:table-cell>
          <table:table-cell office:value-type="float" office:value="134145" calcext:value-type="float">
            <text:p>134145</text:p>
          </table:table-cell>
          <table:table-cell office:value-type="float" office:value="115848" calcext:value-type="float">
            <text:p>115848</text:p>
          </table:table-cell>
          <table:table-cell/>
          <table:table-cell table:formula="of:=[.M30]/([.E30]+[.I30]+[.M30])" office:value-type="percentage" office:value="0.737199801458516" calcext:value-type="percentage">
            <text:p>73.72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0263" calcext:value-type="float">
            <text:p>150263</text:p>
          </table:table-cell>
          <table:table-cell office:value-type="float" office:value="132300" calcext:value-type="float">
            <text:p>132300</text:p>
          </table:table-cell>
          <table:table-cell office:value-type="float" office:value="17963" calcext:value-type="float">
            <text:p>17963</text:p>
          </table:table-cell>
          <table:table-cell/>
          <table:table-cell office:value-type="float" office:value="132065" calcext:value-type="float">
            <text:p>132065</text:p>
          </table:table-cell>
          <table:table-cell office:value-type="float" office:value="96400" calcext:value-type="float">
            <text:p>96400</text:p>
          </table:table-cell>
          <table:table-cell office:value-type="float" office:value="35665" calcext:value-type="float">
            <text:p>35665</text:p>
          </table:table-cell>
          <table:table-cell/>
          <table:table-cell office:value-type="float" office:value="234452" calcext:value-type="float">
            <text:p>234452</text:p>
          </table:table-cell>
          <table:table-cell office:value-type="float" office:value="125647" calcext:value-type="float">
            <text:p>125647</text:p>
          </table:table-cell>
          <table:table-cell office:value-type="float" office:value="108805" calcext:value-type="float">
            <text:p>108805</text:p>
          </table:table-cell>
          <table:table-cell/>
          <table:table-cell table:formula="of:=[.M31]/([.E31]+[.I31]+[.M31])" office:value-type="percentage" office:value="0.669845413185744" calcext:value-type="percentage">
            <text:p>66.9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58792" calcext:value-type="float">
            <text:p>158792</text:p>
          </table:table-cell>
          <table:table-cell office:value-type="float" office:value="139224" calcext:value-type="float">
            <text:p>139224</text:p>
          </table:table-cell>
          <table:table-cell office:value-type="float" office:value="19568" calcext:value-type="float">
            <text:p>19568</text:p>
          </table:table-cell>
          <table:table-cell/>
          <table:table-cell office:value-type="float" office:value="122199" calcext:value-type="float">
            <text:p>122199</text:p>
          </table:table-cell>
          <table:table-cell office:value-type="float" office:value="88381" calcext:value-type="float">
            <text:p>88381</text:p>
          </table:table-cell>
          <table:table-cell office:value-type="float" office:value="33818" calcext:value-type="float">
            <text:p>33818</text:p>
          </table:table-cell>
          <table:table-cell/>
          <table:table-cell office:value-type="float" office:value="236435" calcext:value-type="float">
            <text:p>236435</text:p>
          </table:table-cell>
          <table:table-cell office:value-type="float" office:value="127148" calcext:value-type="float">
            <text:p>127148</text:p>
          </table:table-cell>
          <table:table-cell office:value-type="float" office:value="109287" calcext:value-type="float">
            <text:p>109287</text:p>
          </table:table-cell>
          <table:table-cell/>
          <table:table-cell table:formula="of:=[.M32]/([.E32]+[.I32]+[.M32])" office:value-type="percentage" office:value="0.671820154543163" calcext:value-type="percentage">
            <text:p>67.18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86973" calcext:value-type="float">
            <text:p>86973</text:p>
          </table:table-cell>
          <table:table-cell office:value-type="float" office:value="74498" calcext:value-type="float">
            <text:p>74498</text:p>
          </table:table-cell>
          <table:table-cell office:value-type="float" office:value="12475" calcext:value-type="float">
            <text:p>12475</text:p>
          </table:table-cell>
          <table:table-cell/>
          <table:table-cell office:value-type="float" office:value="130434" calcext:value-type="float">
            <text:p>130434</text:p>
          </table:table-cell>
          <table:table-cell office:value-type="float" office:value="95916" calcext:value-type="float">
            <text:p>95916</text:p>
          </table:table-cell>
          <table:table-cell office:value-type="float" office:value="34518" calcext:value-type="float">
            <text:p>34518</text:p>
          </table:table-cell>
          <table:table-cell/>
          <table:table-cell office:value-type="float" office:value="247938" calcext:value-type="float">
            <text:p>247938</text:p>
          </table:table-cell>
          <table:table-cell office:value-type="float" office:value="136787" calcext:value-type="float">
            <text:p>136787</text:p>
          </table:table-cell>
          <table:table-cell office:value-type="float" office:value="111151" calcext:value-type="float">
            <text:p>111151</text:p>
          </table:table-cell>
          <table:table-cell/>
          <table:table-cell table:formula="of:=[.M33]/([.E33]+[.I33]+[.M33])" office:value-type="percentage" office:value="0.702846772561716" calcext:value-type="percentage">
            <text:p>70.28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692276967585812" calcext:value-type="percentage">
            <text:p>69.2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5:35:51.336074830</dc:date>
    <meta:editing-duration>PT2M10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